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achActivity.getStart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Activity.isParall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Activity.getCoun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Activity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Activity.ForEach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Activity.getFinal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Activity.getCompletion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